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rsid="0013c8b3" officeooo:paragraph-rsid="0013c8b3"/>
    </style:style>
    <style:style style:name="P4" style:family="paragraph" style:parent-style-name="Heading_20_1">
      <style:text-properties style:font-name="Liberation Sans" fo:font-size="18.2000007629395pt" fo:font-weight="bold" officeooo:rsid="001526c2" officeooo:paragraph-rsid="001526c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Heading_20_2">
      <style:text-properties officeooo:rsid="001526c2" officeooo:paragraph-rsid="001526c2"/>
    </style:style>
    <style:style style:name="P6" style:family="paragraph" style:parent-style-name="Text_20_body">
      <style:text-properties officeooo:rsid="0010b17a" officeooo:paragraph-rsid="0010b17a"/>
    </style:style>
    <style:style style:name="P7" style:family="paragraph" style:parent-style-name="Text_20_body">
      <style:text-properties officeooo:rsid="0010b17a" officeooo:paragraph-rsid="001526c2"/>
    </style:style>
    <style:style style:name="P8" style:family="paragraph" style:parent-style-name="Text_20_body">
      <style:text-properties officeooo:rsid="0011f880" officeooo:paragraph-rsid="0011f880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text-properties officeooo:paragraph-rsid="0011f880"/>
    </style:style>
    <style:style style:name="P11" style:family="paragraph" style:parent-style-name="Text_20_body">
      <style:text-properties officeooo:rsid="0013c8b3" officeooo:paragraph-rsid="0013c8b3"/>
    </style:style>
    <style:style style:name="P12" style:family="paragraph" style:parent-style-name="Text_20_body" style:list-style-name="L7">
      <style:text-properties fo:font-weight="bold" officeooo:rsid="0013c8b3" officeooo:paragraph-rsid="0013c8b3" style:font-weight-asian="bold" style:font-weight-complex="bold"/>
    </style:style>
    <style:style style:name="P13" style:family="paragraph" style:parent-style-name="Text_20_body" style:list-style-name="L6">
      <style:text-properties officeooo:paragraph-rsid="0013c8b3"/>
    </style:style>
    <style:style style:name="P14" style:family="paragraph" style:parent-style-name="Text_20_body">
      <style:text-properties officeooo:paragraph-rsid="001526c2"/>
    </style:style>
    <style:style style:name="T1" style:family="text">
      <style:text-properties officeooo:rsid="0010b17a"/>
    </style:style>
    <style:style style:name="T2" style:family="text">
      <style:text-properties officeooo:rsid="0011f880"/>
    </style:style>
    <style:style style:name="T3" style:family="text">
      <style:text-properties officeooo:rsid="0013c8b3"/>
    </style:style>
    <style:style style:name="T4" style:family="text">
      <style:text-properties fo:font-weight="bold" officeooo:rsid="0013c8b3" style:font-weight-asian="bold" style:font-weight-complex="bold"/>
    </style:style>
    <style:style style:name="T5" style:family="text">
      <style:text-properties officeooo:rsid="001526c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ow to work with virt-install and virsh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3548726957" text:style-name="Index_20_Link" text:visited-style-name="Index_20_Link">Most common used commands<text:tab/>1</text:a></text:p>
          <text:p text:style-name="P2"><text:a xlink:type="simple" xlink:href="#__RefHeading___Toc112_3548726957" text:style-name="Index_20_Link" text:visited-style-name="Index_20_Link">Start VM<text:tab/>1</text:a></text:p>
          <text:p text:style-name="P2"><text:a xlink:type="simple" xlink:href="#__RefHeading___Toc114_3548726957" text:style-name="Index_20_Link" text:visited-style-name="Index_20_Link">Reboot VM<text:tab/>1</text:a></text:p>
          <text:p text:style-name="P2"><text:a xlink:type="simple" xlink:href="#__RefHeading___Toc116_3548726957" text:style-name="Index_20_Link" text:visited-style-name="Index_20_Link">Shutdown VM<text:tab/>1</text:a></text:p>
          <text:p text:style-name="P2"><text:a xlink:type="simple" xlink:href="#__RefHeading___Toc118_3548726957" text:style-name="Index_20_Link" text:visited-style-name="Index_20_Link">List all VM’s<text:tab/>1</text:a></text:p>
          <text:p text:style-name="P2"><text:a xlink:type="simple" xlink:href="#__RefHeading___Toc120_3548726957" text:style-name="Index_20_Link" text:visited-style-name="Index_20_Link">List VM information<text:tab/>1</text:a></text:p>
          <text:p text:style-name="P2"><text:a xlink:type="simple" xlink:href="#__RefHeading___Toc122_3548726957" text:style-name="Index_20_Link" text:visited-style-name="Index_20_Link">List all OS<text:tab/>2</text:a></text:p>
          <text:p text:style-name="P2"><text:a xlink:type="simple" xlink:href="#__RefHeading___Toc124_3548726957" text:style-name="Index_20_Link" text:visited-style-name="Index_20_Link">List networks interfaces?<text:tab/>2</text:a></text:p>
          <text:p text:style-name="P2"><text:a xlink:type="simple" xlink:href="#__RefHeading___Toc126_3548726957" text:style-name="Index_20_Link" text:visited-style-name="Index_20_Link">Create new VM<text:tab/>2</text:a></text:p>
          <text:p text:style-name="P1"><text:a xlink:type="simple" xlink:href="#__RefHeading___Toc108_3548726957" text:style-name="Index_20_Link" text:visited-style-name="Index_20_Link">Create disk .qcow2<text:tab/>2</text:a></text:p>
          <text:p text:style-name="P1"><text:a xlink:type="simple" xlink:href="#__RefHeading___Toc110_3548726957" text:style-name="Index_20_Link" text:visited-style-name="Index_20_Link">Create disk .iso<text:tab/>2</text:a></text:p>
          <text:p text:style-name="P1"><text:a xlink:type="simple" xlink:href="#__RefHeading___Toc128_3548726957" text:style-name="Index_20_Link" text:visited-style-name="Index_20_Link">Edit configuration file<text:tab/>3</text:a></text:p>
          <text:p text:style-name="P1"><text:a xlink:type="simple" xlink:href="#__RefHeading___Toc130_3548726957" text:style-name="Index_20_Link" text:visited-style-name="Index_20_Link">Display VM CPU and Memory Usage<text:tab/>3</text:a></text:p>
        </text:index-body>
      </text:table-of-content>
      <text:p text:style-name="Text_20_body"/>
      <text:p text:style-name="Text_20_body"/>
      <text:p text:style-name="Text_20_body"/>
      <text:h text:style-name="P4" text:outline-level="1"><text:bookmark-start text:name="__RefHeading___Toc106_3548726957"/>Most common used commands<text:bookmark-end text:name="__RefHeading___Toc106_3548726957"/></text:h>
      <text:h text:style-name="Heading_20_2" text:outline-level="2"><text:bookmark-start text:name="__RefHeading___Toc112_3548726957"/>Start VM<text:bookmark-end text:name="__RefHeading___Toc112_3548726957"/></text:h>
      <text:p text:style-name="P14">sudo virsh start server01</text:p>
      <text:h text:style-name="Heading_20_2" text:outline-level="2"><text:bookmark-start text:name="__RefHeading___Toc114_3548726957"/>Reboot VM<text:bookmark-end text:name="__RefHeading___Toc114_3548726957"/></text:h>
      <text:p text:style-name="P14"><text:span text:style-name="T5">sudo virsh reboot server01</text:span></text:p>
      <text:h text:style-name="Heading_20_2" text:outline-level="2"><text:bookmark-start text:name="__RefHeading___Toc116_3548726957"/>Shutdown VM<text:bookmark-end text:name="__RefHeading___Toc116_3548726957"/></text:h>
      <text:p text:style-name="P14"><text:span text:style-name="T5">sudo virsh shutdown server01</text:span></text:p>
      <text:h text:style-name="Heading_20_2" text:outline-level="2"><text:bookmark-start text:name="__RefHeading___Toc118_3548726957"/>List all VM’s<text:bookmark-end text:name="__RefHeading___Toc118_3548726957"/></text:h>
      <text:p text:style-name="P7">virsh list –all</text:p>
      <text:h text:style-name="Heading_20_2" text:outline-level="2"><text:bookmark-start text:name="__RefHeading___Toc120_3548726957"/>List VM information<text:bookmark-end text:name="__RefHeading___Toc120_3548726957"/></text:h>
      <text:p text:style-name="P14"><text:span text:style-name="T1">virsh dominfo </text:span><text:span text:style-name="T3">DOCKER-01</text:span></text:p>
      <text:h text:style-name="Heading_20_2" text:outline-level="2"><text:bookmark-start text:name="__RefHeading___Toc122_3548726957"/><text:soft-page-break/>List all OS <text:bookmark-end text:name="__RefHeading___Toc122_3548726957"/></text:h>
      <text:p text:style-name="P6">osinfo-query os</text:p>
      <text:h text:style-name="P5" text:outline-level="2"><text:bookmark-start text:name="__RefHeading___Toc124_3548726957"/>List networks interfaces?<text:bookmark-end text:name="__RefHeading___Toc124_3548726957"/></text:h>
      <text:p text:style-name="P14"><text:span text:style-name="T1">virsh net-list –all</text:span></text:p>
      <text:h text:style-name="Heading_20_2" text:outline-level="2"><text:bookmark-start text:name="__RefHeading___Toc126_3548726957"/>Create new VM<text:bookmark-end text:name="__RefHeading___Toc126_3548726957"/></text:h>
      <text:p text:style-name="P6">sudo virt-install -n DOCKER-01</text:p>
      <text:p text:style-name="P6">--description "Test VM for docker" \</text:p>
      <text:p text:style-name="P6">--os-type=Linux \</text:p>
      <text:p text:style-name="P6">--os-variant=debian10 \</text:p>
      <text:p text:style-name="P6">--ram=2048 \</text:p>
      <text:p text:style-name="P6">--vcpus=2 \</text:p>
      <text:p text:style-name="P6">--disk path=/mnt/6ccc7df8-33f3-4bd4-b233-56ecfb26bde1/Virtual\ machines/images/DOCKER-01.img,bus=virtio,size=20 \</text:p>
      <text:p text:style-name="P6">--graphics vnc \</text:p>
      <text:p text:style-name="P6">--cdrom=/home/mechkarov/Downloads/debian-10.9.0-amd64-netinst.iso</text:p>
      <text:p text:style-name="P6"/>
      <text:h text:style-name="Heading_20_1" text:outline-level="1"><text:bookmark-start text:name="__RefHeading___Toc108_3548726957"/>Create disk .qcow2<text:bookmark-end text:name="__RefHeading___Toc108_3548726957"/></text:h>
      <text:p text:style-name="P10"><text:span text:style-name="Strong_20_Emphasis"><text:span text:style-name="T2">Implementation</text:span></text:span></text:p>
      <text:p text:style-name="P10">qemu-img create -f qcow2 /var/lib/libvirt/images/sample1.qcow2 5G</text:p>
      <text:p text:style-name="P9"><text:span text:style-name="Strong_20_Emphasis">For Cluster size image of 2M</text:span></text:p>
      <text:p text:style-name="P10">qemu-img create -f qcow2 -o cluster_size=2M /var/lib/libvirt/images/sample1.qcow2 5G</text:p>
      <text:p text:style-name="P9"><text:span text:style-name="Strong_20_Emphasis">For Preallocated size</text:span></text:p>
      <text:p text:style-name="P10">qemu-img create -f qcow2 -o preallocation=full /var/lib/libvirt/images/sample1.qcow2 5G</text:p>
      <text:p text:style-name="P9"><text:span text:style-name="Strong_20_Emphasis">Lastly, to verify</text:span></text:p>
      <text:p text:style-name="P10">qemu-img info /var/lib/libvirt/images/sample1.qcow2</text:p>
      <text:p text:style-name="P10"/>
      <text:h text:style-name="Heading_20_1" text:outline-level="1"><text:bookmark-start text:name="__RefHeading___Toc110_3548726957"/>Create disk .iso<text:bookmark-end text:name="__RefHeading___Toc110_3548726957"/></text:h>
      <text:p text:style-name="P8"><text:span text:style-name="Strong_20_Emphasis">Implementation</text:span></text:p>
      <text:p text:style-name="P10"><text:soft-page-break/>qemu-img create -f <text:span text:style-name="T2">raw</text:span> /var/lib/libvirt/images/sample1.img 5G</text:p>
      <text:p text:style-name="P9"><text:span text:style-name="Strong_20_Emphasis">For Preallocating size</text:span></text:p>
      <text:p text:style-name="P10">qemu-img create -f raw -o preallocation=full /var/lib/libvirt/images/sample1.img 5G</text:p>
      <text:p text:style-name="P9"><text:span text:style-name="Strong_20_Emphasis">Lastly, to verify</text:span></text:p>
      <text:p text:style-name="P10">qemu-img info /var/lib/libvirt/images/sample1.img</text:p>
      <text:p text:style-name="P8"/>
      <text:h text:style-name="P3" text:outline-level="1"><text:bookmark-start text:name="__RefHeading___Toc128_3548726957"/>Edit configuration file<text:bookmark-end text:name="__RefHeading___Toc128_3548726957"/></text:h>
      <text:list xml:id="list1836535857" text:style-name="L7">
        <text:list-item>
          <text:p text:style-name="P12">List all configuration files (default location)</text:p>
        </text:list-item>
      </text:list>
      <text:p text:style-name="P10">ls -l /etc/libvirt/qemu/</text:p>
      <text:list xml:id="list2690791389" text:style-name="L6">
        <text:list-item>
          <text:p text:style-name="P13"><text:span text:style-name="T4">Edit the file with virsh</text:span></text:p>
        </text:list-item>
      </text:list>
      <text:p text:style-name="P10"><text:span text:style-name="T3">v</text:span>irsh edit <text:span text:style-name="T3">configurationfile.xml</text:span></text:p>
      <text:p text:style-name="P10"/>
      <text:h text:style-name="Heading_20_1" text:outline-level="1"><text:bookmark-start text:name="__RefHeading___Toc130_3548726957"/>Display VM CPU and Memory U<text:span text:style-name="T3">sage</text:span><text:bookmark-end text:name="__RefHeading___Toc130_3548726957"/></text:h>
      <text:p text:style-name="P11">virt-top</text:p>
      <text:p text:style-name="P10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07:19:53.613842093</meta:creation-date>
    <dc:date>2021-04-10T07:56:14.320590379</dc:date>
    <meta:editing-duration>PT5M50S</meta:editing-duration>
    <meta:editing-cycles>1</meta:editing-cycles>
    <meta:document-statistic meta:table-count="0" meta:image-count="0" meta:object-count="0" meta:page-count="3" meta:paragraph-count="63" meta:word-count="242" meta:character-count="1751" meta:non-whitespace-character-count="1581"/>
    <meta:generator>LibreOffice/6.4.6.2$Linux_X86_64 LibreOffice_project/40$Build-2</meta:generator>
  </office:meta>
</office:document-meta>
</file>